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Pictures/2000006B00002282000017550FD20235.wmf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orkkanaSähköt" style:family="table">
      <style:table-properties style:width="6.6931in" table:align="margins"/>
    </style:style>
    <style:style style:name="PorkkanaSähköt.A" style:family="table-column">
      <style:table-column-properties style:column-width="0.8368in" style:rel-column-width="8191*"/>
    </style:style>
    <style:style style:name="PorkkanaSähköt.C" style:family="table-column">
      <style:table-column-properties style:column-width="0.8368in" style:rel-column-width="8192*"/>
    </style:style>
    <style:style style:name="PorkkanaSähköt.H" style:family="table-column">
      <style:table-column-properties style:column-width="0.8368in" style:rel-column-width="8193*"/>
    </style:style>
    <style:style style:name="PorkkanaSähköt.A1" style:family="table-cell">
      <style:table-cell-properties fo:padding="0.0382in" fo:border-left="0.05pt solid #000000" fo:border-right="none" fo:border-top="0.05pt solid #000000" fo:border-bottom="0.05pt solid #000000"/>
    </style:style>
    <style:style style:name="PorkkanaSähköt.H1" style:family="table-cell">
      <style:table-cell-properties fo:padding="0.0382in" fo:border="0.05pt solid #000000"/>
    </style:style>
    <style:style style:name="PorkkanaSähköt.A2" style:family="table-cell">
      <style:table-cell-properties fo:padding="0.0382in" fo:border-left="0.05pt solid #000000" fo:border-right="none" fo:border-top="none" fo:border-bottom="0.05pt solid #000000"/>
    </style:style>
    <style:style style:name="PorkkanaSähköt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1e37"/>
    </style:style>
    <style:style style:name="P2" style:family="paragraph" style:parent-style-name="Standard">
      <style:text-properties officeooo:rsid="000b1e37" officeooo:paragraph-rsid="000b1e37"/>
    </style:style>
    <style:style style:name="P3" style:family="paragraph" style:parent-style-name="Standard">
      <style:text-properties officeooo:rsid="0011200a" officeooo:paragraph-rsid="0011200a"/>
    </style:style>
    <style:style style:name="P4" style:family="paragraph" style:parent-style-name="Table_20_Contents">
      <style:text-properties officeooo:rsid="000c2bcb" officeooo:paragraph-rsid="000c2bcb"/>
    </style:style>
    <style:style style:name="P5" style:family="paragraph" style:parent-style-name="Table_20_Contents">
      <style:text-properties officeooo:rsid="000c2bcb" officeooo:paragraph-rsid="0011a0a7"/>
    </style:style>
    <style:style style:name="P6" style:family="paragraph" style:parent-style-name="Table_20_Contents">
      <style:text-properties officeooo:rsid="000d8ddb" officeooo:paragraph-rsid="000d8ddb"/>
    </style:style>
    <style:style style:name="P7" style:family="paragraph" style:parent-style-name="Table_20_Contents">
      <style:text-properties officeooo:rsid="000f8d0f" officeooo:paragraph-rsid="000f8d0f"/>
    </style:style>
    <style:style style:name="P8" style:family="paragraph" style:parent-style-name="Table_20_Contents">
      <style:text-properties officeooo:rsid="000b1e37" officeooo:paragraph-rsid="0011a0a7"/>
    </style:style>
    <style:style style:name="P9" style:family="paragraph" style:parent-style-name="Table_20_Contents">
      <style:text-properties officeooo:rsid="000c2bcb" officeooo:paragraph-rsid="00149730"/>
    </style:style>
    <style:style style:name="P10" style:family="paragraph" style:parent-style-name="Table_20_Contents">
      <style:text-properties officeooo:rsid="000c2bcb" officeooo:paragraph-rsid="0014c252"/>
    </style:style>
    <style:style style:name="P11" style:family="paragraph" style:parent-style-name="Table_20_Contents">
      <style:text-properties officeooo:rsid="000c2bcb" officeooo:paragraph-rsid="001730bc"/>
    </style:style>
    <style:style style:name="P12" style:family="paragraph" style:parent-style-name="Table_20_Contents">
      <style:text-properties officeooo:rsid="00181167" officeooo:paragraph-rsid="00181167"/>
    </style:style>
    <style:style style:name="P13" style:family="paragraph" style:parent-style-name="Table_20_Contents">
      <style:text-properties officeooo:rsid="00181eba" officeooo:paragraph-rsid="00181eba"/>
    </style:style>
    <style:style style:name="P1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in" fo:margin-right="0in" fo:margin-top="0in" fo:margin-bottom="0in" fo:line-height="100%" fo:text-indent="0in"/>
    </style:style>
    <style:style style:name="P16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1a0a7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1a0a7"/>
    </style:style>
    <style:style style:name="T5" style:family="text">
      <style:text-properties style:text-position="0% 100%" officeooo:rsid="0012c253"/>
    </style:style>
    <style:style style:name="T6" style:family="text">
      <style:text-properties style:text-position="0% 100%" officeooo:rsid="00149730"/>
    </style:style>
    <style:style style:name="T7" style:family="text">
      <style:text-properties style:text-position="0% 100%" officeooo:rsid="001730bc"/>
    </style:style>
    <style:style style:name="T8" style:family="text">
      <style:text-properties style:text-position="0% 100%" style:font-name="Times New Roman1" style:font-name-asian="Times New Roman1" style:font-name-complex="Times New Roman1"/>
    </style:style>
    <style:style style:name="T9" style:family="text">
      <style:text-properties style:text-position="0% 100%" style:font-name="Times New Roman" style:font-name-asian="DejaVu Sans" style:font-name-complex="Lohit Hindi"/>
    </style:style>
    <style:style style:name="T10" style:family="text">
      <style:text-properties style:text-position="0% 100%" style:font-name="Times New Roman" officeooo:rsid="001a1331" style:font-name-asian="DejaVu Sans" style:font-name-complex="Lohit Hindi"/>
    </style:style>
    <style:style style:name="T11" style:family="text">
      <style:text-properties officeooo:rsid="000d8ddb"/>
    </style:style>
    <style:style style:name="T12" style:family="text">
      <style:text-properties officeooo:rsid="000f8d0f"/>
    </style:style>
    <style:style style:name="T13" style:family="text">
      <style:text-properties officeooo:rsid="0011a0a7"/>
    </style:style>
    <style:style style:name="T14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7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 style:list-style-name="L8">
      <style:graphic-properties draw:stroke="solid" svg:stroke-width="0in" svg:stroke-color="#3465af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9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10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11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12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13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14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1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8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1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8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1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8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1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8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1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8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2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8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21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729fcf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7" style:family="graphic" style:list-style-name="L22">
      <style:graphic-properties draw:stroke="solid" svg:stroke-width="0.0201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8" style:family="graphic" style:list-style-name="L23">
      <style:graphic-properties draw:stroke="solid" svg:stroke-width="0.0201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rkkana 3.</text:p>
      <text:p text:style-name="P1"/>
      <text:p text:style-name="P1"><draw:frame draw:style-name="fr1" draw:name="Object1" text:anchor-type="as-char" svg:y="-0.1484in" svg:width="0.7028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<draw:frame draw:style-name="fr1" draw:name="Object2" text:anchor-type="as-char" svg:y="-0.1484in" svg:width="0.7035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/>
      <text:p text:style-name="P2"><draw:frame draw:style-name="fr1" draw:name="Object3" text:anchor-type="as-char" svg:y="-0.1484in" svg:width="0.6965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"/>
      <text:p text:style-name="P2"><draw:frame draw:style-name="fr1" draw:name="Object4" text:anchor-type="as-char" svg:y="-0.1484in" svg:width="0.7035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2"><draw:frame draw:style-name="fr1" draw:name="Object5" text:anchor-type="as-char" svg:y="-0.1484in" svg:width="0.6957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P2"><draw:frame draw:style-name="fr1" draw:name="Object6" text:anchor-type="as-char" svg:y="-0.1484in" svg:width="0.7008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/>
      <text:p text:style-name="P2"><draw:frame draw:style-name="fr1" draw:name="Object7" text:anchor-type="as-char" svg:y="-0.1484in" svg:width="0.7035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/>
      <text:p text:style-name="P2"><draw:frame draw:style-name="fr1" draw:name="Object8" text:anchor-type="as-char" svg:y="-0.1484in" svg:width="0.8846in" svg:height="0.184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/>
      <text:p text:style-name="P3"/>
      <text:p text:style-name="P2"/>
      <table:table table:name="PorkkanaSähköt" table:style-name="PorkkanaSähköt">
        <table:table-column table:style-name="PorkkanaSähköt.A" table:number-columns-repeated="2"/>
        <table:table-column table:style-name="PorkkanaSähköt.C" table:number-columns-repeated="5"/>
        <table:table-column table:style-name="PorkkanaSähköt.H"/>
        <table:table-row>
          <table:table-cell table:style-name="PorkkanaSähköt.A1" office:value-type="string">
            <text:p text:style-name="P6">Loop</text:p>
          </table:table-cell>
          <table:table-cell table:style-name="PorkkanaSähköt.A1" office:value-type="string">
            <text:p text:style-name="P4">I<text:span text:style-name="T1">1 </text:span><text:span text:style-name="T3"><text:s/></text:span></text:p>
          </table:table-cell>
          <table:table-cell table:style-name="PorkkanaSähköt.A1" office:value-type="string">
            <text:p text:style-name="P4">I<text:span text:style-name="T1">2 </text:span><text:span text:style-name="T3"><text:s/></text:span></text:p>
          </table:table-cell>
          <table:table-cell table:style-name="PorkkanaSähköt.A1" office:value-type="string">
            <text:p text:style-name="P4">I<text:span text:style-name="T1">3 </text:span><text:span text:style-name="T3"><text:s/></text:span></text:p>
          </table:table-cell>
          <table:table-cell table:style-name="PorkkanaSähköt.A1" office:value-type="string">
            <text:p text:style-name="P4">I<text:span text:style-name="T1">4 </text:span><text:span text:style-name="T3"><text:s/></text:span></text:p>
          </table:table-cell>
          <table:table-cell table:style-name="PorkkanaSähköt.A1" office:value-type="string">
            <text:p text:style-name="P4">I<text:span text:style-name="T1">5 </text:span><text:span text:style-name="T3"><text:s/></text:span></text:p>
          </table:table-cell>
          <table:table-cell table:style-name="PorkkanaSähköt.A1" office:value-type="string">
            <text:p text:style-name="P4">I<text:span text:style-name="T1">6 </text:span><text:span text:style-name="T3"><text:s/></text:span></text:p>
          </table:table-cell>
          <table:table-cell table:style-name="PorkkanaSähköt.H1" office:value-type="string">
            <text:p text:style-name="P4">U</text:p>
          </table:table-cell>
        </table:table-row>
        <table:table-row>
          <table:table-cell table:style-name="PorkkanaSähköt.A2" office:value-type="string">
            <text:p text:style-name="P6">1</text:p>
          </table:table-cell>
          <table:table-cell table:style-name="PorkkanaSähköt.A2" office:value-type="string">
            <text:p text:style-name="P4">20</text:p>
          </table:table-cell>
          <table:table-cell table:style-name="PorkkanaSähköt.A2" office:value-type="string">
            <text:p text:style-name="P4">0</text:p>
          </table:table-cell>
          <table:table-cell table:style-name="PorkkanaSähköt.A2" office:value-type="string">
            <text:p text:style-name="P4">0</text:p>
          </table:table-cell>
          <table:table-cell table:style-name="PorkkanaSähköt.A2" office:value-type="string">
            <text:p text:style-name="P4">-20</text:p>
          </table:table-cell>
          <table:table-cell table:style-name="PorkkanaSähköt.A2" office:value-type="string">
            <text:p text:style-name="P4">0</text:p>
          </table:table-cell>
          <table:table-cell table:style-name="PorkkanaSähköt.A2" office:value-type="string">
            <text:p text:style-name="P4">0</text:p>
          </table:table-cell>
          <table:table-cell table:style-name="PorkkanaSähköt.H2" office:value-type="string">
            <text:p text:style-name="P4">189.2</text:p>
          </table:table-cell>
        </table:table-row>
        <table:table-row>
          <table:table-cell table:style-name="PorkkanaSähköt.A2" office:value-type="string">
            <text:p text:style-name="P6">2</text:p>
          </table:table-cell>
          <table:table-cell table:style-name="PorkkanaSähköt.A2" office:value-type="string">
            <text:p text:style-name="P4">0</text:p>
          </table:table-cell>
          <table:table-cell table:style-name="PorkkanaSähköt.A2" office:value-type="string">
            <text:p text:style-name="P4">18</text:p>
          </table:table-cell>
          <table:table-cell table:style-name="PorkkanaSähköt.A2" office:value-type="string">
            <text:p text:style-name="P4">-<text:span text:style-name="T11">18</text:span></text:p>
          </table:table-cell>
          <table:table-cell table:style-name="PorkkanaSähköt.A2" office:value-type="string">
            <text:p text:style-name="P4">0</text:p>
          </table:table-cell>
          <table:table-cell table:style-name="PorkkanaSähköt.A2" office:value-type="string">
            <text:p text:style-name="P4">0</text:p>
          </table:table-cell>
          <table:table-cell table:style-name="PorkkanaSähköt.A2" office:value-type="string">
            <text:p text:style-name="P4">0</text:p>
          </table:table-cell>
          <table:table-cell table:style-name="PorkkanaSähköt.H2" office:value-type="string">
            <text:p text:style-name="P6">0</text:p>
          </table:table-cell>
        </table:table-row>
        <table:table-row>
          <table:table-cell table:style-name="PorkkanaSähköt.A2" office:value-type="string">
            <text:p text:style-name="P6">3</text:p>
          </table:table-cell>
          <table:table-cell table:style-name="PorkkanaSähköt.A2" office:value-type="string">
            <text:p text:style-name="P4">0</text:p>
          </table:table-cell>
          <table:table-cell table:style-name="PorkkanaSähköt.A2" office:value-type="string">
            <text:p text:style-name="P4">-<text:span text:style-name="T11">18</text:span></text:p>
          </table:table-cell>
          <table:table-cell table:style-name="PorkkanaSähköt.A2" office:value-type="string">
            <text:p text:style-name="P7">100</text:p>
          </table:table-cell>
          <table:table-cell table:style-name="PorkkanaSähköt.A2" office:value-type="string">
            <text:p text:style-name="P4">0</text:p>
          </table:table-cell>
          <table:table-cell table:style-name="PorkkanaSähköt.A2" office:value-type="string">
            <text:p text:style-name="P4">-<text:span text:style-name="T12">50</text:span></text:p>
          </table:table-cell>
          <table:table-cell table:style-name="PorkkanaSähköt.A2" office:value-type="string">
            <text:p text:style-name="P6">-32</text:p>
          </table:table-cell>
          <table:table-cell table:style-name="PorkkanaSähköt.H2" office:value-type="string">
            <text:p text:style-name="P6">0</text:p>
          </table:table-cell>
        </table:table-row>
        <table:table-row>
          <table:table-cell table:style-name="PorkkanaSähköt.A2" office:value-type="string">
            <text:p text:style-name="P6">4</text:p>
          </table:table-cell>
          <table:table-cell table:style-name="PorkkanaSähköt.A2" office:value-type="string">
            <text:p text:style-name="P6">-20</text:p>
          </table:table-cell>
          <table:table-cell table:style-name="PorkkanaSähköt.A2" office:value-type="string">
            <text:p text:style-name="P6">0</text:p>
          </table:table-cell>
          <table:table-cell table:style-name="PorkkanaSähköt.A2" office:value-type="string">
            <text:p text:style-name="P6">0</text:p>
          </table:table-cell>
          <table:table-cell table:style-name="PorkkanaSähköt.A2" office:value-type="string">
            <text:p text:style-name="P7">50</text:p>
          </table:table-cell>
          <table:table-cell table:style-name="PorkkanaSähköt.A2" office:value-type="string">
            <text:p text:style-name="P6">-30</text:p>
          </table:table-cell>
          <table:table-cell table:style-name="PorkkanaSähköt.A2" office:value-type="string">
            <text:p text:style-name="P6">0</text:p>
          </table:table-cell>
          <table:table-cell table:style-name="PorkkanaSähköt.H2" office:value-type="string">
            <text:p text:style-name="P6">0</text:p>
          </table:table-cell>
        </table:table-row>
        <table:table-row>
          <table:table-cell table:style-name="PorkkanaSähköt.A2" office:value-type="string">
            <text:p text:style-name="P6">5</text:p>
          </table:table-cell>
          <table:table-cell table:style-name="PorkkanaSähköt.A2" office:value-type="string">
            <text:p text:style-name="P7">0</text:p>
          </table:table-cell>
          <table:table-cell table:style-name="PorkkanaSähköt.A2" office:value-type="string">
            <text:p text:style-name="P7">0</text:p>
          </table:table-cell>
          <table:table-cell table:style-name="PorkkanaSähköt.A2" office:value-type="string">
            <text:p text:style-name="Table_20_Contents">-<text:span text:style-name="T12">50</text:span></text:p>
          </table:table-cell>
          <table:table-cell table:style-name="PorkkanaSähköt.A2" office:value-type="string">
            <text:p text:style-name="Table_20_Contents">-<text:span text:style-name="T12">30</text:span></text:p>
          </table:table-cell>
          <table:table-cell table:style-name="PorkkanaSähköt.A2" office:value-type="string">
            <text:p text:style-name="P7">95</text:p>
          </table:table-cell>
          <table:table-cell table:style-name="PorkkanaSähköt.A2" office:value-type="string">
            <text:p text:style-name="P7">0</text:p>
          </table:table-cell>
          <table:table-cell table:style-name="PorkkanaSähköt.H2" office:value-type="string">
            <text:p text:style-name="P7">0</text:p>
          </table:table-cell>
        </table:table-row>
        <table:table-row>
          <table:table-cell table:style-name="PorkkanaSähköt.A2" office:value-type="string">
            <text:p text:style-name="P6">6</text:p>
          </table:table-cell>
          <table:table-cell table:style-name="PorkkanaSähköt.A2" office:value-type="string">
            <text:p text:style-name="P7">0</text:p>
          </table:table-cell>
          <table:table-cell table:style-name="PorkkanaSähköt.A2" office:value-type="string">
            <text:p text:style-name="P7">0</text:p>
          </table:table-cell>
          <table:table-cell table:style-name="PorkkanaSähköt.A2" office:value-type="string">
            <text:p text:style-name="P7">-32</text:p>
          </table:table-cell>
          <table:table-cell table:style-name="PorkkanaSähköt.A2" office:value-type="string">
            <text:p text:style-name="P7">0</text:p>
          </table:table-cell>
          <table:table-cell table:style-name="PorkkanaSähköt.A2" office:value-type="string">
            <text:p text:style-name="P7">0</text:p>
          </table:table-cell>
          <table:table-cell table:style-name="PorkkanaSähköt.A2" office:value-type="string">
            <text:p text:style-name="P7">77</text:p>
          </table:table-cell>
          <table:table-cell table:style-name="PorkkanaSähköt.H2" office:value-type="string">
            <text:p text:style-name="P7">0</text:p>
          </table:table-cell>
        </table:table-row>
      </table:table>
      <text:p text:style-name="P2"/>
      <text:p text:style-name="P5"><text:span text:style-name="T13">L</text:span><text:span text:style-name="T2">1</text:span><text:span text:style-name="T1"> </text:span><text:span text:style-name="T3"><text:s/></text:span><text:span text:style-name="T4">= 22.379A</text:span></text:p>
      <text:p text:style-name="P5"><text:span text:style-name="T4">L</text:span><text:span text:style-name="T2">2 </text:span><text:span text:style-name="T4"><text:s/>= 4.8128A</text:span></text:p>
      <text:p text:style-name="P5"><text:span text:style-name="T13">L</text:span><text:span text:style-name="T2">3</text:span><text:span text:style-name="T1"> </text:span><text:span text:style-name="T3"><text:s/></text:span><text:span text:style-name="T4">= 4.8128A</text:span></text:p>
      <text:p text:style-name="P5"><text:span text:style-name="T4">L</text:span><text:span text:style-name="T1">4 </text:span><text:span text:style-name="T3"><text:s/></text:span><text:span text:style-name="T4">= 12.919A</text:span></text:p>
      <text:p text:style-name="P5"><text:span text:style-name="T4">L</text:span><text:span text:style-name="T2">5</text:span><text:span text:style-name="T1"> </text:span><text:span text:style-name="T3"><text:s/></text:span><text:span text:style-name="T4">= 6.6129A</text:span></text:p>
      <text:p text:style-name="P5"><text:span text:style-name="T4">L</text:span><text:span text:style-name="T2">6</text:span><text:span text:style-name="T3"> </text:span><text:span text:style-name="T4">= 2.0001A</text:span></text:p>
      <text:p text:style-name="P8"/>
      <text:p text:style-name="P5"><text:span text:style-name="T13">(Vastuksen R1 yli)</text:span><text:span text:style-name="T1"> </text:span><text:span text:style-name="T3"><text:s/></text:span><text:span text:style-name="T4">= 22.379A – 12.919A = 9.46A</text:span></text:p>
      <text:p text:style-name="P9"><text:span text:style-name="T4">(Vastuksen R2 yli)</text:span><text:span text:style-name="T2"> </text:span><text:span text:style-name="T4"><text:s/>= 12.919A – 6.6129A </text:span><text:span text:style-name="T6">= </text:span><text:span text:style-name="T5">6.306A</text:span></text:p>
      <text:p text:style-name="P9"><text:span text:style-name="T4">(Vastuksen R</text:span><text:span text:style-name="T5">3</text:span><text:span text:style-name="T4"> yli)</text:span><text:span text:style-name="T2"> </text:span><text:span text:style-name="T4"><text:s/>= 4.8128A – 4.8128A = </text:span><text:span text:style-name="T6">0</text:span><text:span text:style-name="T5">A</text:span></text:p>
      <text:p text:style-name="P11"><text:span text:style-name="T4">(Vastuksen R</text:span><text:span text:style-name="T6">4</text:span><text:span text:style-name="T4"> yli)</text:span><text:span text:style-name="T2"> </text:span><text:span text:style-name="T4"><text:s/>= 4.8128</text:span><text:span text:style-name="T7">A -</text:span><text:span text:style-name="T4"> 6.6129A = -</text:span><text:span text:style-name="T7">1.800</text:span><text:span text:style-name="T5">A <text:s/></text:span><text:span text:style-name="T7">(Lopullinen virran suunta kohti <text:tab/><text:tab/><text:tab/><text:tab/><text:tab/><text:tab/><text:tab/><text:tab/><text:tab/><text:tab/>keskusristeystä)</text:span></text:p>
      <text:p text:style-name="P10"><text:span text:style-name="T4">(Vastuksen R</text:span><text:span text:style-name="T6">5</text:span><text:span text:style-name="T4"> yli)</text:span><text:span text:style-name="T2"> </text:span><text:span text:style-name="T4"><text:s/>= 6.6129A</text:span></text:p>
      <text:p text:style-name="P11"><text:span text:style-name="T4">(Vastuksen R</text:span><text:span text:style-name="T6">6</text:span><text:span text:style-name="T4"> yli)</text:span><text:span text:style-name="T2"> </text:span><text:span text:style-name="T4"><text:s/>= 4.8128A – 2.0001A </text:span><text:span text:style-name="T7">= 2.8128A</text:span></text:p>
      <text:p text:style-name="P11"><text:span text:style-name="T4">(Vastuksen R</text:span><text:span text:style-name="T6">7</text:span><text:span text:style-name="T4"> yli)</text:span><text:span text:style-name="T2"> </text:span><text:span text:style-name="T4"><text:s/>= 2.0001A </text:span></text:p>
      <text:p text:style-name="P9"><text:span text:style-name="T5"/></text:p>
      <text:p text:style-name="P12"><text:span text:style-name="T5">K</text:span><text:span text:style-name="T3">oko virta I = <text:s/></text:span><text:span text:style-name="T4">Vastuksen R1 yli </text:span><text:span text:style-name="T3">+ <text:s/></text:span><text:span text:style-name="T4">Vastuksen R</text:span><text:span text:style-name="T3">2</text:span><text:span text:style-name="T4"> yli </text:span><text:span text:style-name="T3">+ <text:s/></text:span><text:span text:style-name="T4">Vastuksen R</text:span><text:span text:style-name="T3">5</text:span><text:span text:style-name="T4"> yli</text:span></text:p>
      <text:p text:style-name="P12"><text:span text:style-name="T4"/></text:p>
      <text:p text:style-name="P12"><text:span text:style-name="T4">I </text:span><text:span text:style-name="T3">= </text:span><text:span text:style-name="T4">9.46A </text:span><text:span text:style-name="T3">+ </text:span><text:span text:style-name="T5">6.306A </text:span><text:span text:style-name="T3">+ </text:span><text:span text:style-name="T4">6.6129A </text:span><text:span text:style-name="T3">= 22.3789A </text:span><text:span text:style-name="T8">≈</text:span><text:span text:style-name="T9"> 22.4A</text:span></text:p>
      <text:p text:style-name="P12"><text:span text:style-name="T9"/></text:p>
      <text:p text:style-name="P12"><text:span text:style-name="T9"/></text:p>
      <text:p text:style-name="P12"><text:soft-page-break/><text:span text:style-name="T9">Kokonaisteho:</text:span></text:p>
      <text:p text:style-name="P12"><text:span text:style-name="T9"/></text:p>
      <text:p text:style-name="P12"><text:span text:style-name="T9"><draw:frame draw:style-name="fr2" draw:name="Object9" text:anchor-type="as-char" svg:y="-0.172in" svg:width="0.6571in" svg:height="0.2083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0">jokaisen vastuksen yli</text:span></text:p>
      <text:p text:style-name="P12"><text:span text:style-name="T9"/></text:p>
      <text:p text:style-name="P12"><text:span text:style-name="T9"><draw:frame draw:style-name="fr2" draw:name="Object10" text:anchor-type="as-char" svg:y="-0.1728in" svg:width="6.9154in" svg:height="0.220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2"><text:span text:style-name="T9"/></text:p>
      <text:p text:style-name="P13"><text:span text:style-name="T9">P = 4233.9367.. W</text:span></text:p>
      <text:p text:style-name="P13"><text:span text:style-name="T9"/></text:p>
      <text:p text:style-name="P13"><text:span text:style-name="T9"/></text:p>
      <text:p text:style-name="P13"><draw:g text:anchor-type="paragraph" draw:z-index="10" draw:style-name="gr1"><draw:frame draw:style-name="gr2" draw:text-style-name="P14" xml:id="id1" draw:id="id1" svg:width="7.1504in" svg:height="5.4004in" svg:x="0in" svg:y="0in"><draw:image xlink:href="Pictures/2000006B00002282000017550FD20235.wmf" xlink:type="simple" xlink:show="embed" xlink:actuate="onLoad"><text:p/></draw:image></draw:frame><draw:connector draw:style-name="gr3" draw:text-style-name="P14" svg:x1="7.15in" svg:y1="2.7in" svg:x2="7.15in" svg:y2="2.7in" draw:start-shape="id1" draw:end-shape="id1" svg:d="m18161 6858v0" svg:viewBox="0 0 2 2"><text:p/></draw:connector><draw:path draw:style-name="gr4" draw:text-style-name="P14" svg:width="2.5004in" svg:height="1.9055in" svg:x="0.4803in" svg:y="1.0059in" svg:viewBox="0 0 6352 4841" svg:d="m32 2698c0 455 127 930 0 1367-191 656 522 681 882 706 517 36 1020-78 1544 0 436 65 879 13 1323 44 454 32 917 51 1367-44 421-89 1461 18 1146-618-211-427-903-137-1367-132-577 6-950-432-1190-838-253-427-103-923-353-1367-241-427-156-987-397-1411-259-455-865-120-1323-265-427-135-1149-351-1323 353l-88 441-132 441 44 265"><text:p/></draw:path><draw:path draw:style-name="gr5" draw:text-style-name="P14" svg:width="2.5811in" svg:height="1.9012in" svg:x="0.4583in" svg:y="0.2437in" svg:viewBox="0 0 6557 4830" svg:d="m133 974c473 51 933-57 1411-44 445 12 892-12 1323 88 486 113 1005-445 1323 265 192 429 263 898 264 1367 1 442-96 905 132 1323 231 423 613 969 1235 837 479-103 967-652 617-1058-332-386-338-880-264-1323 78-469 212-933 220-1411 10-630-614-800-1058-970-413-158-880 131-1323 88-489-49-967 104-1455 44-629-79-1264-33-1896-44l-485 44-177 441v88"><text:p/></draw:path><draw:path draw:style-name="gr6" draw:text-style-name="P14" svg:width="2.572in" svg:height="2.4988in" svg:x="3.3669in" svg:y="0.3319in" svg:viewBox="0 0 6534 6348" svg:d="m5312 2602c5-451-171-874-176-1323-6-426-79-1065-662-1102-470-29-943-155-1411-89-519 73-979-88-1499-88-453 0-1002 101-1102 662-86 475-86 893-177 1367-85 442-149 862-132 1323 16 446 119 882 44 1323-76 449-345 978-88 1367 293 445 967 277 1455 264 457-13 912-179 1367-132 538 56 1059 118 1588 88 472-27 946-117 1411-44 674 105 634-622 573-970-80-452-232-1044-794-1147l-353-441-44-485v-44"><text:p/></draw:path><draw:path draw:style-name="gr7" draw:text-style-name="P14" svg:width="0.4276in" svg:height="0.8752in" svg:x="5.8878in" svg:y="0.6965in" svg:viewBox="0 0 1087 2224" svg:d="m188 0c-124 431-80 888-176 1323-105 469 519 1316 926 662 257-414 95-911 132-1367l-132-441-44-44"><text:p/></draw:path><draw:path draw:style-name="gr8" draw:text-style-name="P14" svg:width="2.4469in" svg:height="1.7539in" svg:x="0.4547in" svg:y="3.2634in" svg:viewBox="0 0 6216 4456" svg:d="m6139 2917c107-444 113-916-44-1367-181-521-360-1128-882-1367-428-196-930-197-1411-88-463 105-944-140-1411-88-461 51-909 146-1367 176-572 39-793 618-838 1058-46 442-39 888-133 1323-95 439-77 936 177 1323 331 505 946 442 1455 485 453 38 913-34 1367 0 476 36 921-12 1411 0 460 11 952 267 1323-176l265-441v-132"><text:p/></draw:path><draw:path draw:style-name="gr9" draw:text-style-name="P14" svg:width="2.5441in" svg:height="1.539in" svg:x="3.4476in" svg:y="3.3256in" svg:viewBox="0 0 6463 3910" svg:d="m4931 113c-633-26-1261 3-1896-88-480-69-972 30-1455 0-497-31-1097 66-1323 573-186 418-326 891-221 1367 96 436-136 927 221 1323 354 392 862 410 1323 441 484 33 965 96 1455 88 470-8 937 116 1411 89 465-27 908-192 1367-265 574-91 727-674 617-1191-93-439-132-882 0-1323l-44-485-441-441h-309"><text:p/></draw:path><draw:frame draw:style-name="gr10" draw:text-style-name="P16" svg:width="0.7004in" svg:height="0.9488in" svg:x="1in" svg:y="1.6in"><draw:text-box><text:p text:style-name="P15"><text:span text:style-name="T14">L1</text:span></text:p></draw:text-box></draw:frame><draw:frame draw:style-name="gr11" draw:text-style-name="P16" svg:width="0.7004in" svg:height="0.9488in" svg:x="2.15in" svg:y="0.65in"><draw:text-box><text:p text:style-name="P15"><text:span text:style-name="T14">L2</text:span></text:p></draw:text-box></draw:frame><draw:frame draw:style-name="gr12" draw:text-style-name="P16" svg:width="0.7004in" svg:height="0.9488in" svg:x="3.8in" svg:y="0.65in"><draw:text-box><text:p text:style-name="P15"><text:span text:style-name="T14">L3</text:span></text:p></draw:text-box></draw:frame><draw:frame draw:style-name="gr13" draw:text-style-name="P16" svg:width="0.7004in" svg:height="0.9488in" svg:x="0.95in" svg:y="3.7in"><draw:text-box><text:p text:style-name="P15"><text:span text:style-name="T14">L4</text:span></text:p></draw:text-box></draw:frame><draw:frame draw:style-name="gr14" draw:text-style-name="P16" svg:width="0.7004in" svg:height="0.9488in" svg:x="4.05in" svg:y="3.7016in"><draw:text-box><text:p text:style-name="P15"><text:span text:style-name="T14">L5</text:span></text:p></draw:text-box></draw:frame><draw:frame draw:style-name="gr15" draw:text-style-name="P16" svg:width="0.7004in" svg:height="0.9488in" svg:x="5.9in" svg:y="1.0516in"><draw:text-box><text:p text:style-name="P15"><text:span text:style-name="T14">L6</text:span></text:p></draw:text-box></draw:frame><draw:line draw:style-name="gr16" draw:text-style-name="P14" svg:x1="0.25in" svg:y1="0.85in" svg:x2="1.95in" svg:y2="0.85in"><text:p/></draw:line><draw:line draw:style-name="gr17" draw:text-style-name="P14" svg:x1="1.95in" svg:y1="0.85in" svg:x2="2in" svg:y2="2.25in"><text:p/></draw:line><draw:line draw:style-name="gr18" draw:text-style-name="P14" svg:x1="2in" svg:y1="2.25in" svg:x2="3.15in" svg:y2="2.25in"><text:p/></draw:line></draw:g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stra </meta:initial-creator>
    <meta:creation-date>2014-01-24T15:19:24.804812789</meta:creation-date>
    <meta:generator>LibreOffice/4.1.3.2$Linux_X86_64 LibreOffice_project/410m0$Build-2</meta:generator>
    <dc:date>2014-01-25T20:07:26.129350868</dc:date>
    <dc:creator>blastra </dc:creator>
    <meta:editing-duration>PT5H30M55S</meta:editing-duration>
    <meta:editing-cycles>5</meta:editing-cycles>
    <meta:document-statistic meta:table-count="1" meta:image-count="0" meta:object-count="10" meta:page-count="2" meta:paragraph-count="84" meta:word-count="166" meta:character-count="723" meta:non-whitespace-character-count="589"/>
  </office:meta>
</office:document-meta>
</file>

<file path=Object 1/content.xml><?xml version="1.0" encoding="utf-8"?>
<math xmlns="http://www.w3.org/1998/Math/MathML">
  <semantics>
    <mrow>
      <mrow>
        <msub>
          <mi>R</mi>
          <mn>1</mn>
        </msub>
        <mo stretchy="false">=</mo>
        <mn>20</mn>
      </mrow>
      <mo stretchy="false">Ω</mo>
    </mrow>
    <annotation encoding="StarMath 5.0">R_1 = 20%OMEGA</annotation>
  </semantics>
</math>
</file>

<file path=Object 10/content.xml><?xml version="1.0" encoding="utf-8"?>
<math xmlns="http://www.w3.org/1998/Math/MathML">
  <semantics>
    <mrow>
      <mrow>
        <mi>P</mi>
        <mo stretchy="false">=</mo>
        <mrow>
          <msup>
            <mrow>
              <mo stretchy="false">(</mo>
              <mrow>
                <mn>9.46A</mn>
              </mrow>
              <mo stretchy="false">)</mo>
            </mrow>
            <mn>2</mn>
          </msup>
          <mo stretchy="false">⋅</mo>
          <mn>20</mn>
        </mrow>
      </mrow>
      <mrow>
        <mo stretchy="false">Ω</mo>
        <mo stretchy="false">+</mo>
        <mrow>
          <msup>
            <mrow>
              <mo stretchy="false">(</mo>
              <mrow>
                <mn>6.306A</mn>
              </mrow>
              <mo stretchy="false">)</mo>
            </mrow>
            <mn>2</mn>
          </msup>
          <mo stretchy="false">⋅</mo>
          <mn>30</mn>
        </mrow>
      </mrow>
      <mrow>
        <mo stretchy="false">Ω</mo>
        <mo stretchy="false">+</mo>
        <mrow>
          <msup>
            <mrow>
              <mo stretchy="false">(</mo>
              <mrow>
                <mn>1.8A</mn>
              </mrow>
              <mo stretchy="false">)</mo>
            </mrow>
            <mn>2</mn>
          </msup>
          <mo stretchy="false">⋅</mo>
          <mn>50</mn>
        </mrow>
      </mrow>
      <mrow>
        <mo stretchy="false">Ω</mo>
        <mo stretchy="false">+</mo>
        <mrow>
          <msup>
            <mrow>
              <mo stretchy="false">(</mo>
              <mrow>
                <mn>6.6129A</mn>
              </mrow>
              <mo stretchy="false">)</mo>
            </mrow>
            <mn>2</mn>
          </msup>
          <mo stretchy="false">⋅</mo>
          <mn>15</mn>
        </mrow>
      </mrow>
      <mrow>
        <mo stretchy="false">Ω</mo>
        <mo stretchy="false">+</mo>
        <mrow>
          <msup>
            <mrow>
              <mo stretchy="false">(</mo>
              <mrow>
                <mn>2.8128A</mn>
              </mrow>
              <mo stretchy="false">)</mo>
            </mrow>
            <mn>2</mn>
          </msup>
          <mo stretchy="false">⋅</mo>
          <mn>32</mn>
        </mrow>
      </mrow>
      <mrow>
        <mo stretchy="false">Ω</mo>
        <mo stretchy="false">+</mo>
        <mrow>
          <msup>
            <mrow>
              <mo stretchy="false">(</mo>
              <mrow>
                <mn>2.0A</mn>
              </mrow>
              <mo stretchy="false">)</mo>
            </mrow>
            <mn>2</mn>
          </msup>
          <mo stretchy="false">⋅</mo>
          <mn>45</mn>
        </mrow>
      </mrow>
      <mo stretchy="false">Ω</mo>
    </mrow>
    <annotation encoding="StarMath 5.0">P = (9.46A)^2 cdot 20%OMEGA + (6.306A)^2 cdot 30%OMEGA + (1.8A)^2 cdot 50%OMEGA + (6.6129A)^2 cdot 15%OMEGA + (2.8128A)^2 cdot 32%OMEGA + (2.0A)^2 cdot 45%OMEGA</annotation>
  </semantics>
</math>
</file>

<file path=Object 2/content.xml><?xml version="1.0" encoding="utf-8"?>
<math xmlns="http://www.w3.org/1998/Math/MathML">
  <semantics>
    <mrow>
      <mrow>
        <msub>
          <mi>R</mi>
          <mn>2</mn>
        </msub>
        <mo stretchy="false">=</mo>
        <mn>30</mn>
      </mrow>
      <mo stretchy="false">Ω</mo>
    </mrow>
    <annotation encoding="StarMath 5.0">R_2 = 30%OMEGA</annotation>
  </semantics>
</math>
</file>

<file path=Object 3/content.xml><?xml version="1.0" encoding="utf-8"?>
<math xmlns="http://www.w3.org/1998/Math/MathML">
  <semantics>
    <mrow>
      <mrow>
        <msub>
          <mi>R</mi>
          <mn>3</mn>
        </msub>
        <mo stretchy="false">=</mo>
        <mn>18</mn>
      </mrow>
      <mo stretchy="false">Ω</mo>
    </mrow>
    <annotation encoding="StarMath 5.0">R_3 = 18%OMEGA</annotation>
  </semantics>
</math>
</file>

<file path=Object 4/content.xml><?xml version="1.0" encoding="utf-8"?>
<math xmlns="http://www.w3.org/1998/Math/MathML">
  <semantics>
    <mrow>
      <mrow>
        <msub>
          <mi>R</mi>
          <mn>4</mn>
        </msub>
        <mo stretchy="false">=</mo>
        <mn>50</mn>
      </mrow>
      <mo stretchy="false">Ω</mo>
    </mrow>
    <annotation encoding="StarMath 5.0">R_4 = 50%OMEGA</annotation>
  </semantics>
</math>
</file>

<file path=Object 5/content.xml><?xml version="1.0" encoding="utf-8"?>
<math xmlns="http://www.w3.org/1998/Math/MathML">
  <semantics>
    <mrow>
      <mrow>
        <msub>
          <mi>R</mi>
          <mn>5</mn>
        </msub>
        <mo stretchy="false">=</mo>
        <mn>15</mn>
      </mrow>
      <mo stretchy="false">Ω</mo>
    </mrow>
    <annotation encoding="StarMath 5.0">R_5 = 15%OMEGA</annotation>
  </semantics>
</math>
</file>

<file path=Object 6/content.xml><?xml version="1.0" encoding="utf-8"?>
<math xmlns="http://www.w3.org/1998/Math/MathML">
  <semantics>
    <mrow>
      <mrow>
        <msub>
          <mi>R</mi>
          <mn>6</mn>
        </msub>
        <mo stretchy="false">=</mo>
        <mn>32</mn>
      </mrow>
      <mo stretchy="false">Ω</mo>
    </mrow>
    <annotation encoding="StarMath 5.0">R_6 = 32%OMEGA</annotation>
  </semantics>
</math>
</file>

<file path=Object 7/content.xml><?xml version="1.0" encoding="utf-8"?>
<math xmlns="http://www.w3.org/1998/Math/MathML">
  <semantics>
    <mrow>
      <mrow>
        <msub>
          <mi>R</mi>
          <mn>7</mn>
        </msub>
        <mo stretchy="false">=</mo>
        <mn>45</mn>
      </mrow>
      <mo stretchy="false">Ω</mo>
    </mrow>
    <annotation encoding="StarMath 5.0">R_7 = 45%OMEGA</annotation>
  </semantics>
</math>
</file>

<file path=Object 8/content.xml><?xml version="1.0" encoding="utf-8"?>
<math xmlns="http://www.w3.org/1998/Math/MathML">
  <semantics>
    <mrow>
      <mrow>
        <mi>U</mi>
        <mo stretchy="false">=</mo>
        <mn>189.2</mn>
      </mrow>
      <mi>V</mi>
    </mrow>
    <annotation encoding="StarMath 5.0">U = 189.2 V</annotation>
  </semantics>
</math>
</file>

<file path=Object 9/content.xml><?xml version="1.0" encoding="utf-8"?>
<math xmlns="http://www.w3.org/1998/Math/MathML">
  <semantics>
    <mrow>
      <mrow>
        <mi>P</mi>
        <mo stretchy="false">=</mo>
        <mrow>
          <msup>
            <mi>I</mi>
            <mn>2</mn>
          </msup>
          <mo stretchy="false">⋅</mo>
          <mi>R</mi>
        </mrow>
      </mrow>
    </mrow>
    <annotation encoding="StarMath 5.0">P = I^2 cdot R</annotation>
  </semantics>
</math>
</file>